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84ab" officeooo:paragraph-rsid="000584a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officeooo:rsid="00058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ic Marcondes &amp; Jared Curry</text:p>
      <text:p text:style-name="P1">CPTR 380</text:p>
      <text:p text:style-name="P1">March 8, 2018</text:p>
      <text:p text:style-name="P2"/>
      <text:p text:style-name="P2"><text:span text:style-name="T1">Custom Instruction Set Simulator for Radix 4</text:span></text:p>
      <text:p text:style-name="P2"/>
      <text:p text:style-name="P3"><text:tab/><text:span text:style-name="T1">Signed multiplication is a fundamental operation in computer architecture. Booth’s algorith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7:05:38.477394187</meta:creation-date>
    <dc:date>2018-03-05T18:41:15.745515657</dc:date>
    <meta:editing-duration>PT1H25M27S</meta:editing-duration>
    <meta:editing-cycles>1</meta:editing-cycles>
    <meta:document-statistic meta:table-count="0" meta:image-count="0" meta:object-count="0" meta:page-count="1" meta:paragraph-count="5" meta:word-count="28" meta:character-count="187" meta:non-whitespace-character-count="162"/>
    <meta:generator>LibreOffice/5.1.6.2$Linux_X86_64 LibreOffice_project/10m0$Build-2</meta:generator>
  </office:meta>
</office:document-meta>
</file>